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80000004D63037F043B0AE1EB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TC Black" svg:font-family="'Noto Serif CJK TC Black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TC Black" svg:font-family="'Noto Serif CJK TC Black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 draw:shadow="visible" draw:shadow-offset-x="0.141cm" draw:shadow-offset-y="0.141cm" draw:shadow-color="#cccccc"/>
      <style:paragraph-properties style:writing-mode="lr-tb"/>
    </style:style>
    <style:style style:name="Mgr2" style:family="graphic" style:parent-style-name="Object_20_with_20_no_20_fill_20_and_20_no_20_line">
      <style:graphic-properties draw:textarea-horizontal-align="center" draw:textarea-vertical-align="middle" draw:shadow="visible" draw:shadow-color="#cccccc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  <style:text-properties fo:color="#000000" loext:opacity="100%" fo:font-size="48pt" style:font-size-asian="48pt" style:font-size-complex="48pt"/>
    </style:style>
    <style:style style:name="MP2" style:family="paragraph">
      <loext:graphic-properties draw:fill="none" draw:fill-color="#ffffff"/>
      <style:paragraph-properties fo:text-align="center"/>
      <style:text-properties fo:color="#000000" loext:opacity="100%" style:font-name="Noto Serif CJK TC Black" fo:font-size="48pt" fo:font-weight="bold" style:font-name-asian="Noto Serif CJK TC Black" style:font-size-asian="48pt" style:font-weight-asian="bold" style:font-size-complex="48pt" style:font-weight-complex="bold"/>
    </style:style>
    <style:style style:name="MP3" style:family="paragraph">
      <style:paragraph-properties fo:text-align="center"/>
    </style:style>
    <style:style style:name="MT1" style:family="text">
      <style:text-properties fo:color="#000000" loext:opacity="100%" style:font-name="Noto Serif CJK TC Black" fo:font-size="48pt" fo:font-weight="bold" style:font-name-asian="Noto Serif CJK TC Black" style:font-size-asian="48pt" style:font-weight-asian="bold" style:font-size-complex="4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10.366cm" svg:height="5.111cm" svg:x="10.484cm" svg:y="3.357cm">
        <draw:text-box>
          <text:p text:style-name="MP1"><text:span text:style-name="MT1">Z</text:span><text:span text:style-name="MT1">S</text:span><text:span text:style-name="MT1">H</text:span><text:span text:style-name="MT1"> </text:span><text:span text:style-name="MT1">–</text:span><text:span text:style-name="MT1"> </text:span><text:span text:style-name="MT1">S</text:span><text:span text:style-name="MT1">h</text:span><text:span text:style-name="MT1">e</text:span><text:span text:style-name="MT1">l</text:span><text:span text:style-name="MT1">l</text:span></text:p>
          <text:p text:style-name="MP1"><text:span text:style-name="MT1">的</text:span><text:span text:style-name="MT1">終</text:span><text:span text:style-name="MT1">極</text:span><text:span text:style-name="MT1">選</text:span><text:span text:style-name="MT1">擇</text:span></text:p>
        </draw:text-box>
      </draw:frame>
      <draw:frame draw:style-name="Mgr2" draw:text-style-name="MP3" draw:layer="backgroundobjects" svg:width="9.079cm" svg:height="5.854cm" svg:x="1.128cm" svg:y="2.905cm">
        <draw:image xlink:href="Pictures/1000000100000780000004D63037F043B0AE1EB9.png" xlink:type="simple" xlink:show="embed" xlink:actuate="onLoad" draw:mime-type="image/png">
          <text:p/>
        </draw:image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0T22:21:17.686109401</meta:creation-date>
    <dc:date>2022-08-10T23:03:50.786586557</dc:date>
    <meta:editing-duration>PT10M26S</meta:editing-duration>
    <meta:editing-cycles>2</meta:editing-cycles>
    <meta:generator>LibreOffice/7.2.7.2$Linux_X86_64 LibreOffice_project/20$Build-2</meta:generator>
    <meta:document-statistic meta:object-count="2"/>
  </office:meta>
</office:document-meta>
</file>